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cm" svg:height="1.7cm" svg:x="1cm" svg:y="1.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6.8cm" svg:height="1.7cm" svg:x="1cm" svg:y="4.7cm">
          <text:p text:style-name="P1">Open task 1.da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3cm" svg:y1="3cm" svg:x2="4.4cm" svg:y2="4.7cm" draw:start-shape="id1" draw:start-glue-point="6" draw:end-shape="id2" draw:end-glue-point="0" svg:d="M4300 3000l100 1700" svg:viewBox="0 0 101 1701">
          <text:p/>
        </draw:connector>
        <draw:custom-shape draw:style-name="gr1" draw:text-style-name="P1" xml:id="id3" draw:id="id3" draw:layer="layout" svg:width="7.3cm" svg:height="1.9cm" svg:x="1cm" svg:y="8cm">
          <text:p text:style-name="P1">Load my_file in file_dat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4cm" svg:y1="6.4cm" svg:x2="4.65cm" svg:y2="8cm" draw:start-shape="id2" draw:start-glue-point="6" draw:end-shape="id3" svg:d="M4400 6400l250 1600" svg:viewBox="0 0 251 1601">
          <text:p/>
        </draw:connector>
        <draw:custom-shape draw:style-name="gr1" draw:text-style-name="P1" xml:id="id4" draw:id="id4" draw:layer="layout" svg:width="2.8cm" svg:height="2.7cm" svg:x="3.6cm" svg:y="11.4cm">
          <text:p text:style-name="P1">1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7.2cm" svg:height="4.2cm" svg:x="13.1cm" svg:y="1cm">
          <text:p text:style-name="P1"><text:span text:style-name="T1">Key:</text:span></text:p>
          <text:p text:style-name="P1"><text:span text:style-name="T2">1. for line in file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65cm" svg:y1="9.9cm" svg:x2="5cm" svg:y2="11.4cm" draw:start-shape="id3" draw:start-glue-point="6" draw:end-shape="id4" svg:d="M4650 9900l350 1500" svg:viewBox="0 0 351 1501">
          <text:p/>
        </draw:connector>
        <draw:custom-shape draw:style-name="gr1" draw:text-style-name="P1" xml:id="id5" draw:id="id5" draw:layer="layout" svg:width="8.1cm" svg:height="1.7cm" svg:x="1cm" svg:y="15.8cm">
          <text:p text:style-name="P1">PUT li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5cm" svg:y1="14.1cm" svg:x2="5.05cm" svg:y2="15.8cm" draw:start-shape="id4" draw:start-glue-point="6" draw:end-shape="id5" draw:end-glue-point="4" svg:d="M5000 14100l50 1700" svg:viewBox="0 0 51 1701">
          <text:p/>
        </draw:connector>
        <draw:custom-shape draw:style-name="gr3" draw:text-style-name="P1" xml:id="id6" draw:id="id6" draw:layer="layout" svg:width="9.4cm" svg:height="3.1cm" svg:x="1cm" svg:y="20.3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svg:x1="6.4cm" svg:y1="12.75cm" svg:x2="10.4cm" svg:y2="21.85cm" draw:start-shape="id4" draw:start-glue-point="7" draw:end-shape="id6" svg:d="M6400 12750h4502v9100h-502" svg:viewBox="0 0 4503 9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09:38:58.932000000</meta:creation-date>
    <dc:date>2015-02-11T09:41:59.659000000</dc:date>
    <meta:editing-duration>P0D</meta:editing-duration>
    <meta:editing-cycles>1</meta:editing-cycles>
    <meta:document-statistic meta:object-count="12"/>
    <meta:generator>LibreOffice/4.2.5.2$Windows_x86 LibreOffice_project/61cb170a04bb1f12e77c884eab9192be736ec5f5</meta:generator>
  </office:meta>
</office:document-meta>
</file>